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28000000190701BC4F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7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2.164cm"/>
    </style:style>
    <style:style style:name="pr4" style:family="presentation" style:parent-style-name="Default-outline1">
      <style:graphic-properties draw:fill-color="#ffffff" draw:auto-grow-height="true" fo:min-height="16.001cm"/>
    </style:style>
    <style:style style:name="pr5" style:family="presentation" style:parent-style-name="Default-notes" style:list-style-name="L3">
      <style:graphic-properties draw:fill-color="#ffffff" draw:auto-grow-height="true" fo:min-height="13.365cm"/>
    </style:style>
    <style:style style:name="pr6" style:family="presentation" style:parent-style-name="Default-title">
      <style:graphic-properties fo:min-height="1.913cm"/>
    </style:style>
    <style:style style:name="pr7" style:family="presentation" style:parent-style-name="Default-outline1">
      <style:graphic-properties fo:min-height="17.25cm"/>
    </style:style>
    <style:style style:name="pr8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color="#00000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color="#00000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4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5.209cm" svg:x="1.3cm" svg:y="4.132cm" presentation:class="title" presentation:user-transformed="true">
          <draw:text-box>
            <text:p text:style-name="P1"><text:span text:style-name="T1">Tutorial</text:span><text:line-break/>Components &amp;<text:line-break/>Dependency Injection</text:p>
          </draw:text-box>
        </draw:frame>
        <draw:frame draw:style-name="gr1" draw:text-style-name="P2" draw:layer="layout" svg:width="11.462cm" svg:height="1.695cm" svg:x="0.5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2.164cm" svg:x="1.4cm" svg:y="0.237cm" presentation:class="title" presentation:user-transformed="true">
          <draw:text-box>
            <text:p text:style-name="P2">Separating class wiring from logic...</text:p>
          </draw:text-box>
        </draw:frame>
        <draw:frame presentation:style-name="pr4" draw:text-style-name="P4" draw:layer="layout" svg:width="26cm" svg:height="16.001cm" svg:x="1cm" svg:y="3.999cm" presentation:class="outline" presentation:user-transformed="true">
          <draw:text-box>
            <text:list text:style-name="L2">
              <text:list-item>
                <text:p>We have a simple house burglar alarm system</text:p>
                <text:list>
                  <text:list-item>
                    <text:p>Here is the class diagram</text:p>
                  </text:list-item>
                </text:list>
                <text:p><text:line-break/><text:line-break/><text:line-break/><text:line-break/><text:line-break/><text:line-break/><text:line-break/><text:line-break/><text:line-break/></text:p>
              </text:list-item>
              <text:list-item>
                <text:p>main() configures up 2 room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3" draw:text-style-name="P5" draw:layer="layout" svg:width="5cm" svg:height="3cm" svg:x="5cm" svg:y="7.1cm">
          <text:p text:style-name="P5">Room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3cm" svg:x="2cm" svg:y="13.1cm">
          <text:p text:style-name="P5">Light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3cm" svg:x="13cm" svg:y="7.1cm">
          <text:p text:style-name="P5">Intruder</text:p>
          <text:p text:style-name="P5">Detecto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3cm" svg:x="20.5cm" svg:y="7.1cm">
          <text:p text:style-name="P5">(singleton)</text:p>
          <text:p text:style-name="P5">ReallyLoud</text:p>
          <text:p text:style-name="P5">Siren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5cm" svg:y1="10.1cm" svg:x2="5cm" svg:y2="13.1cm">
          <text:p/>
        </draw:line>
        <draw:line draw:style-name="gr5" draw:text-style-name="P5" draw:layer="layout" svg:x1="7.5cm" svg:y1="10.1cm" svg:x2="10.5cm" svg:y2="13.1cm">
          <text:p/>
        </draw:line>
        <draw:line draw:style-name="gr5" draw:text-style-name="P5" draw:layer="layout" svg:x1="13cm" svg:y1="8.6cm" svg:x2="10cm" svg:y2="8.6cm">
          <text:p/>
        </draw:line>
        <draw:line draw:style-name="gr4" draw:text-style-name="P5" draw:layer="layout" svg:x1="18cm" svg:y1="8.6cm" svg:x2="20.5cm" svg:y2="8.6cm">
          <text:p/>
        </draw:line>
        <draw:frame draw:style-name="gr6" draw:text-style-name="P7" draw:layer="layout" svg:width="9cm" svg:height="5.687cm" svg:x="17cm" svg:y="14.5cm">
          <draw:text-box>
            <text:p text:style-name="P6"><text:span text:style-name="T3">Report on security</text:span></text:p>
            <text:p text:style-name="P6"><text:span text:style-name="T3">------------------</text:span></text:p>
            <text:p text:style-name="P6"><text:span text:style-name="T4"/></text:p>
            <text:p text:style-name="P6"><text:span text:style-name="T3">Room: Lounge room</text:span></text:p>
            <text:p text:style-name="P6"><text:span text:style-name="T3"><text:s text:c="2"/></text:span><text:span text:style-name="T3">Light</text:span></text:p>
            <text:p text:style-name="P6"><text:span text:style-name="T3"><text:s text:c="2"/></text:span><text:span text:style-name="T3">Sensor</text:span></text:p>
            <text:p text:style-name="P6"><text:span text:style-name="T4"/></text:p>
            <text:p text:style-name="P6"><text:span text:style-name="T3">Room: Study</text:span></text:p>
            <text:p text:style-name="P6"><text:span text:style-name="T3"><text:s text:c="2"/></text:span><text:span text:style-name="T3">Light</text:span></text:p>
            <text:p text:style-name="P6"><text:span text:style-name="T3"><text:s text:c="2"/></text:span><text:span text:style-name="T3">Sensor</text:span></text:p>
            <text:p text:style-name="P6"><text:span text:style-name="T4"/></text:p>
            <text:p text:style-name="P6"><text:span text:style-name="T3">ReallyLoadSiren</text:span></text:p>
          </draw:text-box>
        </draw:frame>
        <draw:line draw:style-name="gr4" draw:text-style-name="P5" draw:layer="layout" svg:x1="9cm" svg:y1="14.5cm" svg:x2="7cm" svg:y2="14.5cm">
          <text:p/>
        </draw:line>
        <draw:custom-shape draw:style-name="gr3" draw:text-style-name="P5" draw:layer="layout" svg:width="5cm" svg:height="3cm" svg:x="8.9cm" svg:y="13.1cm">
          <text:p text:style-name="P5">Sens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5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1.913cm" svg:x="1.4cm" svg:y="0.362cm" presentation:class="title" presentation:user-transformed="true">
          <draw:text-box>
            <text:p text:style-name="P2">The Tutorial Exercise</text:p>
          </draw:text-box>
        </draw:frame>
        <draw:frame presentation:style-name="pr7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e aim: </text:p>
                <text:list>
                  <text:list-header>
                    <text:p>Modify the code to support 3 different configurations<text:line-break/>(via 3 separate main methods or 3 different config files)</text:p>
                  </text:list-header>
                  <text:list-item>
                    <text:p>a. The original wiring</text:p>
                  </text:list-item>
                  <text:list-item>
                    <text:p>b. Wire up a DummySiren in place of the ReallyLoadSiren</text:p>
                  </text:list-item>
                  <text:list-item>
                    <text:p>c. Wire up a TestSensor and TestLight classes for the rooms<text:line-break/></text:p>
                  </text:list-item>
                </text:list>
              </text:list-item>
              <text:list-item>
                <text:p>Show it by getting the program to print out 3 configs</text:p>
                <text:p/>
              </text:list-item>
              <text:list-item>
                <text:p>Download the Eclipse project from CATE</text:p>
                <text:list>
                  <text:list-item>
                    <text:p>”component-tutorial.zip” file in notes section</text:p>
                  </text:list-item>
                  <text:list-item>
                    <text:p>Use File/Import Existing Projects/Archive fi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style-name="Mgr3" draw:text-style-name="MP3" draw:layer="backgroundobjects" svg:width="22.577cm" svg:height="14.11cm" svg:x="8.623cm" svg:y="4.09cm">
        <draw:image xlink:href="Pictures/100000000000028000000190701BC4F4.jpg" xlink:type="simple" xlink:show="embed" xlink:actuate="onLoad">
          <text:p/>
        </draw:image>
      </draw:frame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date>2011-11-22T22:52:45.54</dc:date>
    <meta:editing-cycles>450</meta:editing-cycles>
    <meta:editing-duration>PT286H49M41S</meta:editing-duration>
    <dc:creator>Andrew </dc:creator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